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69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3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20:'bg item'.AMJ1048576 'bg item'.O14:'bg item'.AMJ17 'bg item'.A14:'bg item'.M19 'bg item'.O18:'bg item'.AMJ18 'bg item'.N19:'bg item'.AMJ19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9">
          <table:table-cell/>
        </table:table-row>
        <table:table-row table:style-name="ro3">
          <table:table-cell table:style-name="ce107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1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107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107"/>
        </table:table-row>
      </table:table>
      <table:table table:name="bg2 spell" table:style-name="ta1">
        <office:forms form:automatic-focus="false" form:apply-design-mode="false"/>
        <table:table-column table:style-name="co32" table:default-cell-style-name="ce28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33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107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 table:number-rows-repeated="62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107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1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5" table:default-cell-style-name="ce44"/>
        <table:table-column table:style-name="co18" table:default-cell-style-name="ce44"/>
        <table:table-column table:style-name="co19" table:default-cell-style-name="ce44"/>
        <table:table-column table:style-name="co5" table:default-cell-style-name="ce44"/>
        <table:table-column table:style-name="co2" table:default-cell-style-name="ce44"/>
        <table:table-column table:style-name="co20" table:default-cell-style-name="ce44"/>
        <table:table-column table:style-name="co21" table:default-cell-style-name="ce44"/>
        <table:table-column table:style-name="co8" table:default-cell-style-name="ce44"/>
        <table:table-column table:style-name="co36" table:default-cell-style-name="ce44"/>
        <table:table-column table:style-name="co23" table:default-cell-style-name="ce41"/>
        <table:table-column table:style-name="co12" table:number-columns-repeated="1010" table:default-cell-style-name="ce41"/>
        <table:table-row table:style-name="ro3">
          <table:table-cell table:style-name="ce39" office:value-type="string" calcext:value-type="string">
            <text:p>file</text:p>
          </table:table-cell>
          <table:table-cell table:style-name="ce42" office:value-type="string" calcext:value-type="string">
            <text:p>timing</text:p>
          </table:table-cell>
          <table:table-cell table:style-name="ce42" office:value-type="string" calcext:value-type="string">
            <text:p>magical</text:p>
          </table:table-cell>
          <table:table-cell table:style-name="ce42" office:value-type="string" calcext:value-type="string">
            <text:p>power</text:p>
          </table:table-cell>
          <table:table-cell table:style-name="ce42" office:value-type="string" calcext:value-type="string">
            <text:p>speed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thac0</text:p>
          </table:table-cell>
          <table:table-cell table:style-name="ce42" office:value-type="string" calcext:value-type="string">
            <text:p>lo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prof</text:p>
          </table:table-cell>
          <table:table-cell table:style-name="ce42" office:value-type="string" calcext:value-type="string">
            <text:p>enchantment</text:p>
          </table:table-cell>
          <table:table-cell table:style-name="ce42" office:value-type="string" calcext:value-type="string">
            <text:p>dispellable</text:p>
          </table:table-cell>
          <table:table-cell table:style-name="ce42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45" table:number-columns-repeated="1010"/>
        </table:table-row>
        <table:table-row table:style-name="ro3" table:number-rows-repeated="62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pst spell" table:style-name="ta1">
        <table:table-column table:style-name="co37" table:default-cell-style-name="ce46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0:47:05.9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5T10:49:34.763000000</dc:date>
    <meta:editing-duration>P4DT12H48M30S</meta:editing-duration>
    <meta:editing-cycles>115</meta:editing-cycles>
    <meta:generator>LibreOffice/7.2.1.2$Windows_X86_64 LibreOffice_project/87b77fad49947c1441b67c559c339af8f3517e22</meta:generator>
    <meta:document-statistic meta:table-count="24" meta:cell-count="4341" meta:object-count="0"/>
  </office:meta>
</office:document-meta>
</file>